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6ba7" officeooo:paragraph-rsid="00136ba7"/>
    </style:style>
    <style:style style:name="P2" style:family="paragraph" style:parent-style-name="Standard">
      <style:text-properties officeooo:rsid="0013f656" officeooo:paragraph-rsid="0013f656"/>
    </style:style>
    <style:style style:name="P3" style:family="paragraph" style:parent-style-name="Standard">
      <style:text-properties officeooo:rsid="0014d995" officeooo:paragraph-rsid="0014d995"/>
    </style:style>
    <style:style style:name="P4" style:family="paragraph" style:parent-style-name="Standard">
      <style:text-properties officeooo:rsid="0017bc85" officeooo:paragraph-rsid="0017bc85"/>
    </style:style>
    <style:style style:name="P5" style:family="paragraph" style:parent-style-name="Standard">
      <style:text-properties officeooo:rsid="001adbfa" officeooo:paragraph-rsid="001adbfa"/>
    </style:style>
    <style:style style:name="P6" style:family="paragraph" style:parent-style-name="Standard">
      <style:text-properties officeooo:rsid="001d7fbf" officeooo:paragraph-rsid="001d7fbf"/>
    </style:style>
    <style:style style:name="P7" style:family="paragraph" style:parent-style-name="Standard">
      <style:text-properties officeooo:rsid="001e4f14" officeooo:paragraph-rsid="001e4f14"/>
    </style:style>
    <style:style style:name="P8" style:family="paragraph" style:parent-style-name="Standard">
      <style:text-properties officeooo:rsid="001efad0" officeooo:paragraph-rsid="001efad0"/>
    </style:style>
    <style:style style:name="P9" style:family="paragraph" style:parent-style-name="Standard">
      <style:text-properties officeooo:rsid="001f9117" officeooo:paragraph-rsid="001f9117"/>
    </style:style>
    <style:style style:name="P10" style:family="paragraph" style:parent-style-name="Standard">
      <style:text-properties officeooo:rsid="0020a1cf" officeooo:paragraph-rsid="0020a1cf"/>
    </style:style>
    <style:style style:name="P11" style:family="paragraph" style:parent-style-name="Standard">
      <style:text-properties officeooo:rsid="002d0c2b" officeooo:paragraph-rsid="002d0c2b"/>
    </style:style>
    <style:style style:name="P12" style:family="paragraph" style:parent-style-name="Standard">
      <style:text-properties officeooo:rsid="002e43d0" officeooo:paragraph-rsid="002e43d0"/>
    </style:style>
    <style:style style:name="P13" style:family="paragraph" style:parent-style-name="Standard">
      <style:text-properties officeooo:rsid="0030a77e" officeooo:paragraph-rsid="0030a77e"/>
    </style:style>
    <style:style style:name="T1" style:family="text">
      <style:text-properties officeooo:rsid="00166729"/>
    </style:style>
    <style:style style:name="T2" style:family="text">
      <style:text-properties officeooo:rsid="00196b64"/>
    </style:style>
    <style:style style:name="T3" style:family="text">
      <style:text-properties officeooo:rsid="001b1cfb"/>
    </style:style>
    <style:style style:name="T4" style:family="text">
      <style:text-properties officeooo:rsid="00241042"/>
    </style:style>
    <style:style style:name="T5" style:family="text">
      <style:text-properties officeooo:rsid="0024afab"/>
    </style:style>
    <style:style style:name="T6" style:family="text">
      <style:text-properties officeooo:rsid="002774d1"/>
    </style:style>
    <style:style style:name="T7" style:family="text">
      <style:text-properties officeooo:rsid="002b57f9"/>
    </style:style>
    <style:style style:name="T8" style:family="text">
      <style:text-properties officeooo:rsid="002fba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nebot&amp;more website:-</text:p>
      <text:p text:style-name="P1"/>
      <text:p text:style-name="P2">1.) Altri Eco Prodotti page data</text:p>
      <text:p text:style-name="P3">2.) <text:span text:style-name="T1">Publicita Con Noi data</text:span></text:p>
      <text:p text:style-name="P4">3.) <text:span text:style-name="T2">Galleria and Event page Data</text:span></text:p>
      <text:p text:style-name="P4"/>
      <text:p text:style-name="P4"/>
      <text:p text:style-name="P5">Tours <text:span text:style-name="T3">website:-</text:span></text:p>
      <text:p text:style-name="P5"/>
      <text:p text:style-name="P6">1.) Golfcar tour data</text:p>
      <text:p text:style-name="P7">2.) <text:span text:style-name="T4">Bike tours</text:span></text:p>
      <text:p text:style-name="P8">3.) <text:span text:style-name="T5">Vespa tours</text:span></text:p>
      <text:p text:style-name="P9">4.) <text:span text:style-name="T6">Jogging tours</text:span></text:p>
      <text:p text:style-name="P10">5.) <text:span text:style-name="T7">Cartania tours</text:span></text:p>
      <text:p text:style-name="P11">6.) Events page data</text:p>
      <text:p text:style-name="P11"/>
      <text:p text:style-name="P12">9botitalia.<text:span text:style-name="T8">com</text:span></text:p>
      <text:p text:style-name="P13">1.) About us page data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5:51:43.009340641</meta:creation-date>
    <meta:generator>LibreOffice/4.2.8.2$Linux_X86_64 LibreOffice_project/420m0$Build-2</meta:generator>
    <dc:date>2015-05-18T23:37:40.826989112</dc:date>
    <meta:editing-duration>PT3M32S</meta:editing-duration>
    <meta:editing-cycles>29</meta:editing-cycles>
    <meta:document-statistic meta:table-count="0" meta:image-count="0" meta:object-count="0" meta:page-count="1" meta:paragraph-count="13" meta:word-count="47" meta:character-count="268" meta:non-whitespace-character-count="234"/>
  </office:meta>
</office:document-meta>
</file>